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3.5" calcext:value-type="float">
            <text:p>43,5</text:p>
          </table:table-cell>
          <table:table-cell table:style-name="ce7" table:formula="of:=SUM([.G5];[.J5];[.M5];[.P5];[.S5];[.V5];[.Y5];[.AB5];[.AE5])" office:value-type="float" office:value="37.5" calcext:value-type="float">
            <text:p>37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45" calcext:value-type="float">
            <text:p>45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1" calcext:value-type="float">
            <text:p>11</text:p>
          </table:table-cell>
          <table:table-cell table:style-name="ce7" table:formula="of:=SUM([.F7];[.I7];[.L7];[.O7];[.R7];[.U7];[.X7];[.AA7];[.AD7])" office:value-type="float" office:value="31.5" calcext:value-type="float">
            <text:p>31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1.5" calcext:value-type="float">
            <text:p>11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33" calcext:value-type="float">
            <text:p>3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6:50:02.2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08T17:10:21.148000000</dc:date>
    <meta:editing-cycles>46</meta:editing-cycles>
    <meta:editing-duration>PT3H44M54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